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100">
            <text:p>100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.4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0.1f</text:p>
          </table:table-cell>
          <table:table-cell office:value-type="string">
            <text:p>0.4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0.4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0.0f</text:p>
          </table:table-cell>
          <table:table-cell office:value-type="string">
            <text:p>0.2f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Katyusha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Itsukho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Hatsuk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5/10/2015</text:date>, <text:time>18:3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10T18:37:02.88</dc:date>
    <dc:creator>Wister </dc:creator>
    <meta:editing-duration>PT13M47S</meta:editing-duration>
    <meta:editing-cycles>15</meta:editing-cycles>
    <meta:document-statistic meta:table-count="1" meta:cell-count="83" meta:object-count="0"/>
  </office:meta>
</office:document-meta>
</file>